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style:writing-mode="lr-tb"/>
    </style:style>
    <style:style style:name="P3" style:family="paragraph" style:parent-style-name="Text_20_body">
      <style:paragraph-properties fo:margin-top="0in" fo:margin-bottom="0in" loext:contextual-spacing="false"/>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2 Discussion: Data Analytics Reflection</text:h>
      <text:p text:style-name="P1">Michael Surdek posted Aug 25, 2022 1:21 PM</text:p>
      <text:p text:style-name="P1"><text:bookmark text:name="d2l_1_94_373"/></text:p>
      <text:section text:style-name="Sect1" text:name="d2l_1_96_153">
        <text:p text:style-name="P2">I have had a tremendous experience in the Data Analytics program thus far. Taking me from where I was 2.5 years ago to now is more than I could have hoped for. Without a serious math or programming background, I was comfortably able to work up through the prerequisite and introductory courses, which prepared me to move into more advanced statistical and analytical topics. Courses such as Data Visualization, Predictive Analytics, and the experiential learning electives allowed me to hone the skills that I had and to develop a new level of understanding and capability.</text:p>
        <text:p text:style-name="Text_20_body">Based on reading through the scope of the capstone course and final project, I can now see how what we have done throughout this program has put us in position to undertake a full-scale project and showcase everything we have learned. There were times that I thought the courses were somewhat dry and irrelevant to what I'd hoped to be learning, particularly Enterprise Data Management and Project Management, but it is clear that they set the foundation that we need to successfully complete this program and put our knowledge into practice in the real world.</text:p>
        <text:p text:style-name="Text_20_body">Looking ahead at DAT 690, I am excited to build a logistic regression model and to practice both feature selection and reduction in order to develop a predictive solution that both performs well and scales to unseen data. It seems like the assignments and milestones sprinkled throughout the course will put us in a good position to succeed. I am also excited to create and record a full presentation that demonstrates all the learning objectives of this course and our program. On the other hand, I am hesitant about the fact that our grade is based almost entirely on the one project and that the 8 sections are worth 100 points each, all or nothing. Although I am confident that it will work out in the end, I am sure that I will be anxious about this until I submit the final project and receive the grade. To manage this, I hope to stay on top and even get ahead of the project, as that has always helped me in the past, as opposed to waiting until the week of or days before things are due.</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22:45:04.108442092</meta:creation-date>
    <dc:date>2022-08-28T20:48:24.064400906</dc:date>
    <meta:editing-duration>PT6M32S</meta:editing-duration>
    <meta:editing-cycles>9</meta:editing-cycles>
    <meta:generator>LibreOffice/6.4.7.2$Linux_X86_64 LibreOffice_project/40$Build-2</meta:generator>
    <meta:document-statistic meta:table-count="0" meta:image-count="0" meta:object-count="0" meta:page-count="1" meta:paragraph-count="5" meta:word-count="389" meta:character-count="2212" meta:non-whitespace-character-count="1828"/>
  </office:meta>
</office:document-meta>
</file>